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6.55cm" fo:min-width="9.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2.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2.8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8.35cm" fo:min-width="7.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1.2cm" fo:margin-bottom="0cm" fo:text-align="center"/>
    </style:style>
    <style:style style:name="P4" style:family="paragraph">
      <loext:graphic-properties draw:fill-color="#ffffff"/>
      <style:paragraph-properties fo:margin-top="1.2cm" fo:margin-bottom="0cm" fo:text-align="center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9cm" svg:height="6.8cm" svg:x="10.7cm" svg:y="1.1cm">
          <text:p text:style-name="P1">After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9.9cm" svg:height="6.8cm" svg:x="0.4cm" svg:y="1.1cm">
          <text:p text:style-name="P3">Befor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3cm" svg:height="4.5cm" svg:x="0.6cm" svg:y="2.9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0.6cm" svg:height="0.6cm" svg:x="3.8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cm" svg:height="3.3cm" svg:x="6.8cm" svg:y="3.7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6cm" svg:height="0.6cm" svg:x="6.4cm" svg:y="6.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4cm" svg:y1="5.1cm" svg:x2="6.4cm" svg:y2="6.5cm" draw:start-shape="id1" draw:start-glue-point="1" draw:end-shape="id2" draw:end-glue-point="3" svg:d="M4400 5100h1000v1400h1000" svg:viewBox="0 0 2001 1401">
          <text:p/>
        </draw:connector>
        <draw:custom-shape draw:style-name="gr2" draw:text-style-name="P5" draw:layer="layout" svg:width="3.3cm" svg:height="4.5cm" svg:x="10.9cm" svg:y="2.9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0.6cm" svg:height="0.6cm" svg:x="14.1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cm" svg:height="3.3cm" svg:x="17.1cm" svg:y="3.7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0.6cm" svg:height="0.6cm" svg:x="16.7cm" svg:y="6.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7cm" svg:y1="6.5cm" svg:x2="16.7cm" svg:y2="6.5cm" draw:start-shape="id3" draw:start-glue-point="1" draw:end-shape="id4" draw:end-glue-point="3" svg:d="M14700 6500h2000" svg:viewBox="0 0 2001 1">
          <text:p/>
        </draw:connector>
        <draw:custom-shape draw:style-name="gr6" draw:text-style-name="P2" draw:layer="layout" svg:width="8.1cm" svg:height="8.6cm" svg:x="10.8cm" svg:y="10.8cm">
          <text:p text:style-name="P1">Aft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1cm" svg:height="8.6cm" svg:x="2.3cm" svg:y="10.8cm">
          <text:p text:style-name="P3">Before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4.8cm" svg:height="2.3cm" svg:x="2.8cm" svg:y="11.9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5.5cm" svg:height="2.1cm" svg:x="4.3cm" svg:y="16.8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5.2cm" svg:y1="14.2cm" svg:x2="7.05cm" svg:y2="16.8cm" draw:start-shape="id5" draw:start-glue-point="2" draw:end-shape="id6" draw:end-glue-point="0" svg:d="M5200 14200l1850 2600" svg:viewBox="0 0 1851 2601">
          <text:p/>
        </draw:connector>
        <draw:custom-shape draw:style-name="gr7" draw:text-style-name="P5" draw:layer="layout" svg:width="4.8cm" svg:height="2.3cm" svg:x="11.3cm" svg:y="11.9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5cm" svg:height="2.1cm" svg:x="12.8cm" svg:y="16.8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6cm" svg:y1="14.2cm" svg:x2="15.6cm" svg:y2="1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9T10:59:12.658000000</meta:creation-date>
    <dc:date>2016-08-19T16:53:16.533000000</dc:date>
    <meta:editing-duration>PT1H39M53S</meta:editing-duration>
    <meta:editing-cycles>6</meta:editing-cycles>
    <meta:generator>LibreOffice/5.0.6.3$Windows_x86 LibreOffice_project/490fc03b25318460cfc54456516ea2519c11d1aa</meta:generator>
    <meta:document-statistic meta:object-count="20"/>
  </office:meta>
</office:document-meta>
</file>